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 Book2" svg:font-family="'Fira Sans Book'" style:font-family-generic="swiss"/>
    <style:font-face style:name="Fira Sans Book3" svg:font-family="'Fira Sans Book'" style:font-adornments="Book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color="#000000" draw:fill="none" draw:fill-color="#ffffff" fo:min-height="0.767cm"/>
    </style:style>
    <style:style style:name="gr6" style:family="graphic" style:parent-style-name="objectwithoutfill">
      <style:graphic-properties svg:stroke-width="0.102cm" svg:stroke-color="#000000" draw:marker-start-width="0.305cm" draw:marker-end-width="0.305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svg:stroke-width="0.051cm" svg:stroke-color="#000000" draw:marker-start-width="0.076cm" draw:marker-end-width="0.076cm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1cm" svg:stroke-color="#000000" draw:marker-start-width="0.356cm" draw:marker-end-width="0.356cm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1cm" draw:marker-start-width="0.355cm" draw:marker-end="Arrow" draw:marker-end-width="0.203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0.97cm"/>
    </style:style>
    <style:style style:name="gr11" style:family="graphic" style:parent-style-name="standard">
      <style:graphic-properties draw:stroke="none" svg:stroke-color="#000000" draw:fill="none" draw:fill-color="#ffffff" fo:min-height="0.962cm"/>
    </style:style>
    <style:style style:name="gr12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ffffff"/>
      <style:text-properties style:font-name="Fira Sans Book1" fo:font-size="18pt" fo:font-weight="350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style:font-name="Fira Sans Book1" fo:font-size="18pt" fo:font-weight="350" style:font-size-asian="18pt" style:font-size-complex="18pt"/>
    </style:style>
    <style:style style:name="T2" style:family="text">
      <style:text-properties style:font-name="Fira Sans Book3" fo:font-size="18pt" fo:font-weight="350" style:font-name-asian="Fira Sans Book3" style:font-size-asian="18pt" style:font-name-complex="Fira Sans Book3" style:font-size-complex="18pt"/>
    </style:style>
    <style:style style:name="T3" style:family="text">
      <style:text-properties style:text-position="sub 58%" style:font-name="Fira Sans Book1" fo:font-size="18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line draw:style-name="gr1" draw:text-style-name="P1" draw:layer="layout" svg:x1="2cm" svg:y1="2.036cm" svg:x2="2cm" svg:y2="2.745cm">
            <text:p/>
          </draw:line>
          <draw:line draw:style-name="gr2" draw:text-style-name="P1" draw:layer="layout" svg:x1="2.457cm" svg:y1="1.326cm" svg:x2="2.457cm" svg:y2="3.454cm">
            <text:p/>
          </draw:line>
          <draw:line draw:style-name="gr3" draw:text-style-name="P1" draw:layer="layout" svg:x1="2cm" svg:y1="2.39cm" svg:x2="1.088cm" svg:y2="2.39cm">
            <text:p/>
          </draw:line>
          <draw:line draw:style-name="gr4" draw:text-style-name="P1" draw:layer="layout" svg:x1="2.457cm" svg:y1="2.39cm" svg:x2="3.369cm" svg:y2="2.39cm">
            <text:p/>
          </draw:line>
        </draw:g>
        <draw:frame draw:style-name="gr5" draw:text-style-name="P2" draw:layer="layout" svg:width="1.666cm" svg:height="1.017cm" svg:x="0.705cm" svg:y="0.915cm">
          <draw:text-box>
            <text:p><text:span text:style-name="T1">5.0V </text:span></text:p>
          </draw:text-box>
        </draw:frame>
        <draw:g xml:id="id2" draw:id="id2">
          <draw:line draw:style-name="gr6" draw:text-style-name="P3" draw:layer="layout" svg:x1="4.701cm" svg:y1="3.56cm" svg:x2="5.048cm" svg:y2="3.625cm">
            <text:p/>
          </draw:line>
          <draw:line draw:style-name="gr6" draw:text-style-name="P3" draw:layer="layout" svg:x1="4.472cm" svg:y1="3.727cm" svg:x2="5.046cm" svg:y2="3.842cm">
            <text:p/>
          </draw:line>
          <draw:line draw:style-name="gr6" draw:text-style-name="P3" draw:layer="layout" svg:x1="4.468cm" svg:y1="3.73cm" svg:x2="5.044cm" svg:y2="3.624cm">
            <text:p/>
          </draw:line>
          <draw:line draw:style-name="gr6" draw:text-style-name="P3" draw:layer="layout" svg:x1="5.042cm" svg:y1="3.841cm" svg:x2="4.466cm" svg:y2="3.947cm">
            <text:p/>
          </draw:line>
          <draw:line draw:style-name="gr6" draw:text-style-name="P3" draw:layer="layout" svg:x1="5.04cm" svg:y1="4.058cm" svg:x2="4.464cm" svg:y2="4.164cm">
            <text:p/>
          </draw:line>
          <draw:line draw:style-name="gr6" draw:text-style-name="P3" draw:layer="layout" svg:x1="5.044cm" svg:y1="4.061cm" svg:x2="4.47cm" svg:y2="3.946cm">
            <text:p/>
          </draw:line>
          <draw:line draw:style-name="gr6" draw:text-style-name="P3" draw:layer="layout" svg:x1="4.467cm" svg:y1="4.154cm" svg:x2="5.041cm" svg:y2="4.269cm">
            <text:p/>
          </draw:line>
          <draw:line draw:style-name="gr6" draw:text-style-name="P3" draw:layer="layout" svg:x1="4.466cm" svg:y1="4.371cm" svg:x2="5.04cm" svg:y2="4.486cm">
            <text:p/>
          </draw:line>
          <draw:line draw:style-name="gr6" draw:text-style-name="P3" draw:layer="layout" svg:x1="4.462cm" svg:y1="4.374cm" svg:x2="5.038cm" svg:y2="4.268cm">
            <text:p/>
          </draw:line>
          <draw:line draw:style-name="gr6" draw:text-style-name="P3" draw:layer="layout" svg:x1="5.036cm" svg:y1="4.484cm" svg:x2="4.46cm" svg:y2="4.59cm">
            <text:p/>
          </draw:line>
          <draw:line draw:style-name="gr6" draw:text-style-name="P3" draw:layer="layout" svg:x1="5.034cm" svg:y1="4.702cm" svg:x2="4.691cm" svg:y2="4.762cm">
            <text:p/>
          </draw:line>
          <draw:line draw:style-name="gr6" draw:text-style-name="P3" draw:layer="layout" svg:x1="5.038cm" svg:y1="4.704cm" svg:x2="4.464cm" svg:y2="4.589cm">
            <text:p/>
          </draw:line>
        </draw:g>
        <draw:connector draw:style-name="gr7" draw:text-style-name="P4" draw:layer="layout" svg:x1="1.088cm" svg:y1="2.39cm" svg:x2="5.502cm" svg:y2="8.637cm" draw:start-shape="id1" draw:start-glue-point="3" svg:d="M1088 2390h-551v6247h4965" svg:viewBox="0 0 4966 6248">
          <text:p/>
        </draw:connector>
        <draw:connector draw:style-name="gr8" draw:text-style-name="P4" draw:layer="layout" svg:x1="3.369cm" svg:y1="2.39cm" svg:x2="4.754cm" svg:y2="3.56cm" draw:start-shape="id1" draw:start-glue-point="1" draw:end-shape="id2" draw:end-glue-point="0" svg:d="M3369 2390h1385v1170" svg:viewBox="0 0 1386 1171">
          <text:p/>
        </draw:connector>
        <draw:frame draw:style-name="gr5" draw:text-style-name="P2" draw:layer="layout" svg:width="2.303cm" svg:height="1.017cm" svg:x="6.121cm" svg:y="8.899cm">
          <draw:text-box>
            <text:p><text:span text:style-name="T1">2.5 k</text:span><text:span text:style-name="T2">Ω</text:span></text:p>
          </draw:text-box>
        </draw:frame>
        <draw:g xml:id="id3" draw:id="id3">
          <draw:line draw:style-name="gr6" draw:text-style-name="P3" draw:layer="layout" svg:x1="7.778cm" svg:y1="3.439cm" svg:x2="8.125cm" svg:y2="3.504cm">
            <text:p/>
          </draw:line>
          <draw:line draw:style-name="gr6" draw:text-style-name="P3" draw:layer="layout" svg:x1="7.549cm" svg:y1="3.606cm" svg:x2="8.123cm" svg:y2="3.721cm">
            <text:p/>
          </draw:line>
          <draw:line draw:style-name="gr6" draw:text-style-name="P3" draw:layer="layout" svg:x1="7.545cm" svg:y1="3.609cm" svg:x2="8.121cm" svg:y2="3.503cm">
            <text:p/>
          </draw:line>
          <draw:line draw:style-name="gr6" draw:text-style-name="P3" draw:layer="layout" svg:x1="8.119cm" svg:y1="3.72cm" svg:x2="7.543cm" svg:y2="3.826cm">
            <text:p/>
          </draw:line>
          <draw:line draw:style-name="gr6" draw:text-style-name="P3" draw:layer="layout" svg:x1="8.117cm" svg:y1="3.937cm" svg:x2="7.541cm" svg:y2="4.043cm">
            <text:p/>
          </draw:line>
          <draw:line draw:style-name="gr6" draw:text-style-name="P3" draw:layer="layout" svg:x1="8.121cm" svg:y1="3.94cm" svg:x2="7.547cm" svg:y2="3.825cm">
            <text:p/>
          </draw:line>
          <draw:line draw:style-name="gr6" draw:text-style-name="P3" draw:layer="layout" svg:x1="7.544cm" svg:y1="4.033cm" svg:x2="8.118cm" svg:y2="4.148cm">
            <text:p/>
          </draw:line>
          <draw:line draw:style-name="gr6" draw:text-style-name="P3" draw:layer="layout" svg:x1="7.543cm" svg:y1="4.25cm" svg:x2="8.117cm" svg:y2="4.365cm">
            <text:p/>
          </draw:line>
          <draw:line draw:style-name="gr6" draw:text-style-name="P3" draw:layer="layout" svg:x1="7.539cm" svg:y1="4.253cm" svg:x2="8.115cm" svg:y2="4.147cm">
            <text:p/>
          </draw:line>
          <draw:line draw:style-name="gr6" draw:text-style-name="P3" draw:layer="layout" svg:x1="8.113cm" svg:y1="4.363cm" svg:x2="7.537cm" svg:y2="4.469cm">
            <text:p/>
          </draw:line>
          <draw:line draw:style-name="gr6" draw:text-style-name="P3" draw:layer="layout" svg:x1="8.111cm" svg:y1="4.581cm" svg:x2="7.768cm" svg:y2="4.641cm">
            <text:p/>
          </draw:line>
          <draw:line draw:style-name="gr6" draw:text-style-name="P3" draw:layer="layout" svg:x1="8.115cm" svg:y1="4.583cm" svg:x2="7.541cm" svg:y2="4.468cm">
            <text:p/>
          </draw:line>
        </draw:g>
        <draw:connector draw:style-name="gr7" draw:text-style-name="P4" draw:layer="layout" svg:x1="3.369cm" svg:y1="2.39cm" svg:x2="7.831cm" svg:y2="3.439cm" draw:start-shape="id1" draw:start-glue-point="1" draw:end-shape="id3" draw:end-glue-point="0" svg:d="M3369 2390h4462v1049" svg:viewBox="0 0 4463 1050">
          <text:p/>
        </draw:connector>
        <draw:connector draw:style-name="gr7" draw:text-style-name="P4" draw:layer="layout" svg:x1="7.831cm" svg:y1="4.641cm" svg:x2="7.867cm" svg:y2="7.922cm" draw:start-shape="id3" draw:start-glue-point="2" draw:end-shape="id4" draw:end-glue-point="1" svg:d="M7831 4641v1494h587v1787h-551" svg:viewBox="0 0 588 3282">
          <text:p/>
        </draw:connector>
        <draw:frame draw:style-name="gr5" draw:text-style-name="P2" draw:layer="layout" svg:width="1.821cm" svg:height="1.017cm" svg:x="2.455cm" svg:y="6.129cm">
          <draw:text-box>
            <text:p><text:span text:style-name="T1">5.0V </text:span></text:p>
          </draw:text-box>
        </draw:frame>
        <draw:frame draw:style-name="gr5" draw:text-style-name="P2" draw:layer="layout" svg:width="2.472cm" svg:height="1.017cm" svg:x="8.012cm" svg:y="3.54cm">
          <draw:text-box>
            <text:p><text:span text:style-name="T1">2.5 k</text:span><text:span text:style-name="T2">Ω</text:span></text:p>
          </draw:text-box>
        </draw:frame>
        <draw:connector draw:style-name="gr8" draw:text-style-name="P4" draw:layer="layout" svg:x1="4.754cm" svg:y1="4.762cm" svg:x2="5.013cm" svg:y2="5.521cm" draw:start-shape="id2" draw:start-glue-point="2" draw:end-shape="id5" draw:end-glue-point="0" svg:d="M4754 4762v380h259v379" svg:viewBox="0 0 260 760">
          <text:p/>
        </draw:connector>
        <draw:frame draw:style-name="gr5" draw:text-style-name="P2" draw:layer="layout" svg:width="2.303cm" svg:height="1.017cm" svg:x="4.967cm" svg:y="3.515cm">
          <draw:text-box>
            <text:p><text:span text:style-name="T1">2.5 k</text:span><text:span text:style-name="T2">Ω</text:span></text:p>
          </draw:text-box>
        </draw:frame>
        <draw:line draw:style-name="gr9" draw:text-style-name="P3" draw:layer="layout" svg:x1="2.795cm" svg:y1="2.041cm" svg:x2="4.573cm" svg:y2="2.041cm">
          <text:p/>
        </draw:line>
        <draw:frame draw:style-name="gr10" draw:text-style-name="P2" draw:layer="layout" svg:width="0.861cm" svg:height="1.22cm" svg:x="3.206cm" svg:y="0.923cm">
          <draw:text-box>
            <text:p><text:span text:style-name="T1">I</text:span><text:span text:style-name="T3">1</text:span><text:span text:style-name="T1"> </text:span></text:p>
          </draw:text-box>
        </draw:frame>
        <draw:line draw:style-name="gr9" draw:text-style-name="P3" draw:layer="layout" svg:x1="5.482cm" svg:y1="2.041cm" svg:x2="7.26cm" svg:y2="2.041cm">
          <text:p/>
        </draw:line>
        <draw:frame draw:style-name="gr11" draw:text-style-name="P2" draw:layer="layout" svg:width="0.916cm" svg:height="1.212cm" svg:x="5.807cm" svg:y="0.924cm">
          <draw:text-box>
            <text:p><text:span text:style-name="T1">I</text:span><text:span text:style-name="T3">2</text:span><text:span text:style-name="T1"> </text:span></text:p>
          </draw:text-box>
        </draw:frame>
        <draw:frame draw:style-name="gr11" draw:text-style-name="P2" draw:layer="layout" svg:width="0.916cm" svg:height="1.212cm" svg:x="2.907cm" svg:y="3.124cm">
          <draw:text-box>
            <text:p><text:span text:style-name="T1">I</text:span><text:span text:style-name="T3">3</text:span><text:span text:style-name="T1"> </text:span></text:p>
          </draw:text-box>
        </draw:frame>
        <draw:g xml:id="id5" draw:id="id5">
          <draw:line draw:style-name="gr12" draw:text-style-name="P1" draw:layer="layout" svg:x1="4.688cm" svg:y1="6.401cm" svg:x2="5.338cm" svg:y2="6.401cm">
            <text:p/>
          </draw:line>
          <draw:line draw:style-name="gr13" draw:text-style-name="P1" draw:layer="layout" svg:x1="4.037cm" svg:y1="6.843cm" svg:x2="5.989cm" svg:y2="6.843cm">
            <text:p/>
          </draw:line>
          <draw:line draw:style-name="gr14" draw:text-style-name="P1" draw:layer="layout" svg:x1="5.013cm" svg:y1="6.401cm" svg:x2="5.013cm" svg:y2="5.521cm">
            <text:p/>
          </draw:line>
          <draw:line draw:style-name="gr15" draw:text-style-name="P1" draw:layer="layout" svg:x1="5.013cm" svg:y1="6.843cm" svg:x2="5.013cm" svg:y2="7.723cm">
            <text:p/>
          </draw:line>
        </draw:g>
        <draw:g xml:id="id4" draw:id="id4">
          <draw:line draw:style-name="gr6" draw:text-style-name="P3" draw:layer="layout" svg:x1="7.867cm" svg:y1="7.869cm" svg:x2="7.802cm" svg:y2="8.216cm">
            <text:p/>
          </draw:line>
          <draw:line draw:style-name="gr6" draw:text-style-name="P3" draw:layer="layout" svg:x1="7.7cm" svg:y1="7.64cm" svg:x2="7.585cm" svg:y2="8.214cm">
            <text:p/>
          </draw:line>
          <draw:line draw:style-name="gr6" draw:text-style-name="P3" draw:layer="layout" svg:x1="7.697cm" svg:y1="7.636cm" svg:x2="7.803cm" svg:y2="8.212cm">
            <text:p/>
          </draw:line>
          <draw:line draw:style-name="gr6" draw:text-style-name="P3" draw:layer="layout" svg:x1="7.586cm" svg:y1="8.21cm" svg:x2="7.48cm" svg:y2="7.634cm">
            <text:p/>
          </draw:line>
          <draw:line draw:style-name="gr6" draw:text-style-name="P3" draw:layer="layout" svg:x1="7.369cm" svg:y1="8.208cm" svg:x2="7.263cm" svg:y2="7.632cm">
            <text:p/>
          </draw:line>
          <draw:line draw:style-name="gr6" draw:text-style-name="P3" draw:layer="layout" svg:x1="7.366cm" svg:y1="8.212cm" svg:x2="7.481cm" svg:y2="7.638cm">
            <text:p/>
          </draw:line>
          <draw:line draw:style-name="gr6" draw:text-style-name="P3" draw:layer="layout" svg:x1="7.273cm" svg:y1="7.635cm" svg:x2="7.158cm" svg:y2="8.209cm">
            <text:p/>
          </draw:line>
          <draw:line draw:style-name="gr6" draw:text-style-name="P3" draw:layer="layout" svg:x1="7.056cm" svg:y1="7.634cm" svg:x2="6.941cm" svg:y2="8.208cm">
            <text:p/>
          </draw:line>
          <draw:line draw:style-name="gr6" draw:text-style-name="P3" draw:layer="layout" svg:x1="7.053cm" svg:y1="7.63cm" svg:x2="7.159cm" svg:y2="8.206cm">
            <text:p/>
          </draw:line>
          <draw:line draw:style-name="gr6" draw:text-style-name="P3" draw:layer="layout" svg:x1="6.943cm" svg:y1="8.204cm" svg:x2="6.837cm" svg:y2="7.628cm">
            <text:p/>
          </draw:line>
          <draw:line draw:style-name="gr6" draw:text-style-name="P3" draw:layer="layout" svg:x1="6.725cm" svg:y1="8.202cm" svg:x2="6.665cm" svg:y2="7.859cm">
            <text:p/>
          </draw:line>
          <draw:line draw:style-name="gr6" draw:text-style-name="P3" draw:layer="layout" svg:x1="6.723cm" svg:y1="8.206cm" svg:x2="6.838cm" svg:y2="7.632cm">
            <text:p/>
          </draw:line>
        </draw:g>
        <draw:connector draw:style-name="gr8" draw:text-style-name="P4" draw:layer="layout" svg:x1="5.502cm" svg:y1="8.637cm" svg:x2="6.665cm" svg:y2="7.922cm" draw:end-shape="id4" draw:end-glue-point="3" svg:d="M5502 8637h306v-715h857" svg:viewBox="0 0 1164 716">
          <text:p/>
        </draw:connector>
        <draw:connector draw:style-name="gr8" draw:text-style-name="P4" draw:layer="layout" draw:line-skew="-0.346cm" svg:x1="5.013cm" svg:y1="7.723cm" svg:x2="4.486cm" svg:y2="8.642cm" draw:start-shape="id5" draw:start-glue-point="2" svg:d="M5013 7723v389h-527v530" svg:viewBox="0 0 528 920">
          <text:p/>
        </draw:connector>
        <draw:line draw:style-name="gr9" draw:text-style-name="P3" draw:layer="layout" svg:x1="3.778cm" svg:y1="3.045cm" svg:x2="3.778cm" svg:y2="4.8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 Book2" svg:font-family="'Fira Sans Book'" style:font-family-generic="swiss"/>
    <style:font-face style:name="Fira Sans Book3" svg:font-family="'Fira Sans Book'" style:font-adornments="Book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5:21:55.956273496</meta:creation-date>
    <dc:date>2019-05-03T18:21:13.174142902</dc:date>
    <meta:editing-duration>PT55M57S</meta:editing-duration>
    <meta:editing-cycles>15</meta:editing-cycles>
    <meta:generator>LibreOffice/5.1.6.2$Linux_X86_64 LibreOffice_project/10m0$Build-2</meta:generator>
    <meta:document-statistic meta:object-count="67"/>
  </office:meta>
</office:document-meta>
</file>